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abc25" officeooo:paragraph-rsid="0009dd33"/>
    </style:style>
    <style:style style:name="P2" style:family="paragraph" style:parent-style-name="Standard">
      <style:text-properties fo:language="en" fo:country="US" officeooo:paragraph-rsid="0009dd33"/>
    </style:style>
    <style:style style:name="P3" style:family="paragraph" style:parent-style-name="Standard">
      <style:text-properties fo:language="en" fo:country="US" officeooo:rsid="000c8dc9" officeooo:paragraph-rsid="000c8dc9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c8dc9" officeooo:paragraph-rsid="000c8dc9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d3bdd" officeooo:paragraph-rsid="000d3bdd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1f8fd" officeooo:paragraph-rsid="0011f8fd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1f8fd" officeooo:paragraph-rsid="00127013"/>
    </style:style>
    <style:style style:name="P8" style:family="paragraph" style:parent-style-name="Standard">
      <style:paragraph-properties fo:text-align="start" style:justify-single-word="false"/>
      <style:text-properties style:font-name="Courier New" fo:language="en" fo:country="US" fo:font-weight="bold" officeooo:rsid="0011f8fd" officeooo:paragraph-rsid="0011f8fd" style:font-weight-asian="bold" style:font-weight-complex="bold"/>
    </style:style>
    <style:style style:name="P9" style:family="paragraph" style:parent-style-name="Text_20_body">
      <style:text-properties fo:language="en" fo:country="US" officeooo:paragraph-rsid="0009dd33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paragraph-rsid="0009dd33"/>
    </style:style>
    <style:style style:name="P11" style:family="paragraph" style:parent-style-name="Title">
      <style:text-properties fo:language="en" fo:country="US" officeooo:paragraph-rsid="0009dd33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fo:language="en" fo:country="US" officeooo:paragraph-rsid="0009dd33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officeooo:rsid="0013c45e"/>
    </style:style>
    <style:style style:name="T4" style:family="text">
      <style:text-properties officeooo:rsid="0019efef"/>
    </style:style>
    <style:style style:name="T5" style:family="text">
      <style:text-properties officeooo:rsid="0009dd33"/>
    </style:style>
    <style:style style:name="T6" style:family="text">
      <style:text-properties officeooo:rsid="000ec07d"/>
    </style:style>
    <style:style style:name="T7" style:family="text">
      <style:text-properties officeooo:rsid="000f9b01"/>
    </style:style>
    <style:style style:name="T8" style:family="text">
      <style:text-properties officeooo:rsid="000ff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RAC</text:span> API</text:p>
      <text:p text:style-name="P9"/>
      <text:p text:style-name="P2">The main needs from the <text:span text:style-name="T5">RAC</text:span> API are the following:</text:p>
      <text:p text:style-name="P2"/>
      <text:p text:style-name="P2"><text:span text:style-name="T3"><text:tab/>- Given a java source file with JML annotations and a CounterExample, run RAC vm to check if the java source file complies with the JML specifications with the specific counter example</text:span></text:p>
      <text:p text:style-name="P2"/>
      <text:p text:style-name="P2"><text:span text:style-name="T3"><text:tab/>- Given a java source file with JML annotations and a list of CounterExample, run RAC vm to check if the java source file complies with the JML specifications with each of the counter examples.</text:span></text:p>
      <text:p text:style-name="P2"/>
      <text:p text:style-name="P2"/>
      <text:h text:style-name="P12" text:outline-level="1">Behavior details</text:h>
      <text:p text:style-name="P3"/>
      <text:p text:style-name="P4">The following are some details of the expected behavior behind the API<text:line-break/></text:p>
      <text:p text:style-name="P5">Because it's expensive to create a RA<text:span text:style-name="T7">C</text:span> vm, the implementation should have a RA<text:span text:style-name="T8">C</text:span> vm instance which should be instantiated by a Singleton pattern. A problem that arises from this is that loading any FixCandidate after the first one will make the vm load the class <text:span text:style-name="T6">represented by the first FixCandidate </text:span>from a class cache instead of reloading the class represented by the <text:span text:style-name="T6">new </text:span>FixCandidate. <text:span text:style-name="T6">This problem could be solved using a custom class loader. In mujava.app package there's the class Reloader which does exactly this.</text:span></text:p>
      <text:h text:style-name="P13" text:outline-level="1"><text:span text:style-name="T3"><text:line-break/>Suggested methods</text:span></text:h>
      <text:p text:style-name="P10"/>
      <text:p text:style-name="P1"><text:span text:style-name="T4">The following are the suggested methods for the API</text:span></text:p>
      <text:p text:style-name="P1"/>
      <text:p text:style-name="P8">public boolean check(FixCandidate candidate, CounterExample ce);</text:p>
      <text:p text:style-name="P6"/>
      <text:p text:style-name="P7">This method takes a FixCandidate and a CounterExample instance and runs the RAC vm to check if <text:span text:style-name="T3"><text:s/>the java source file, </text:span>represented by the FixCandidate parameter, <text:span text:style-name="T3">complies with the JML specifications with the specific counter example</text:span> represented by the CounterExample parameter.<text:line-break/><text:line-break/><text:span text:style-name="T2">public boolean check(<text:tab/>FixCandidate candidate,</text:span></text:p>
      <text:p text:style-name="P7"><text:span text:style-name="T2"><text:tab/><text:tab/><text:tab/><text:tab/><text:tab/>List&lt;CounterExample&gt; ces</text:span></text:p>
      <text:p text:style-name="P7"><text:span text:style-name="T2"><text:tab/><text:tab/><text:tab/><text:tab/>);</text:span></text:p>
      <text:p text:style-name="P6"/>
      <text:p text:style-name="P6">This method takes a FixCandidate and a list of CounterExample instances and runs the RAC vm to check if <text:span text:style-name="T3"><text:s/>the java source file, </text:span>represented by the FixCandidate parameter, <text:span text:style-name="T3">complies with the JML specifications with </text:span>each of <text:span text:style-name="T3">the specific counter example</text:span>s represented by the List&lt;CounterExample&gt; parame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4:40:05.018607000</meta:creation-date>
    <dc:date>2014-10-08T15:11:24.786642000</dc:date>
    <meta:editing-duration>PT30M22S</meta:editing-duration>
    <meta:editing-cycles>9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4" meta:word-count="290" meta:character-count="1832" meta:non-whitespace-character-count="1540"/>
  </office:meta>
</office:document-meta>
</file>